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85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1.9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d_best_pattern_codebook" table:style-name="ta1">
        <table:shapes>
          <draw:frame draw:z-index="0" draw:style-name="gr1" draw:text-style-name="P1" svg:width="20.06cm" svg:height="15.082cm" svg:x="31.931cm" svg:y="117.375cm">
            <draw:object draw:notify-on-update-of-ranges="find_best_pattern_codebook.A254:find_best_pattern_codebook.A280 find_best_pattern_codebook.B254:find_best_pattern_codebook.B28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1cm" svg:height="12.504cm" svg:x="31.752cm" svg:y="63.262cm">
            <draw:object draw:notify-on-update-of-ranges="find_best_pattern_codebook.C142:find_best_pattern_codebook.C168 find_best_pattern_codebook.B142:find_best_pattern_codebook.B16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2024-08-22 17:42: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88.1132137298584" calcext:value-type="float">
            <text:p>-88,1132137298584</text:p>
          </table:table-cell>
          <table:table-cell table:style-name="ce3" office:value-type="string" calcext:value-type="string">
            <text:p>All elements turn off</text:p>
          </table:table-cell>
        </table:table-row>
        <table:table-row table:style-name="ro2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88.327423324585" calcext:value-type="float">
            <text:p>-88,327423324585</text:p>
          </table:table-cell>
          <table:table-cell table:style-name="ce3" office:value-type="string" calcext:value-type="string">
            <text:p>All elements turn on</text:p>
          </table:table-cell>
        </table:table-row>
        <table:table-row table:style-name="ro2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87.4463053131104" calcext:value-type="float">
            <text:p>-87,4463053131104</text:p>
          </table:table-cell>
          <table:table-cell table:style-name="ce3" office:value-type="string" calcext:value-type="string">
            <text:p>Only first element turn on</text:p>
          </table:table-cell>
        </table:table-row>
        <table:table-row table:style-name="ro2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87.1200619506836" calcext:value-type="float">
            <text:p>-87,1200619506836</text:p>
          </table:table-cell>
          <table:table-cell table:style-name="ce3" office:value-type="string" calcext:value-type="string">
            <text:p>Only last element turn on</text:p>
          </table:table-cell>
        </table:table-row>
        <table:table-row table:style-name="ro2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86.933018913269" calcext:value-type="float">
            <text:p>-86,933018913269</text:p>
          </table:table-cell>
          <table:table-cell table:style-name="ce3" office:value-type="string" calcext:value-type="string">
            <text:p>Left side on</text:p>
          </table:table-cell>
        </table:table-row>
        <table:table-row table:style-name="ro2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87.0705267715454" calcext:value-type="float">
            <text:p>-87,0705267715454</text:p>
          </table:table-cell>
          <table:table-cell table:style-name="ce3" office:value-type="string" calcext:value-type="string">
            <text:p>Right side on</text:p>
          </table:table-cell>
        </table:table-row>
        <table:table-row table:style-name="ro2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87.0921201705933" calcext:value-type="float">
            <text:p>-87,0921201705933</text:p>
          </table:table-cell>
          <table:table-cell table:style-name="ce3" office:value-type="string" calcext:value-type="string">
            <text:p>Upper half on</text:p>
          </table:table-cell>
        </table:table-row>
        <table:table-row table:style-name="ro2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87.3525891113281" calcext:value-type="float">
            <text:p>-87,3525891113281</text:p>
          </table:table-cell>
          <table:table-cell table:style-name="ce3" office:value-type="string" calcext:value-type="string">
            <text:p>Lower half on</text:p>
          </table:table-cell>
        </table:table-row>
        <table:table-row table:style-name="ro2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87.9890515899658" calcext:value-type="float">
            <text:p>-87,9890515899658</text:p>
          </table:table-cell>
          <table:table-cell table:style-name="ce3" office:value-type="string" calcext:value-type="string">
            <text:p>Vertical strips [1010]</text:p>
          </table:table-cell>
        </table:table-row>
        <table:table-row table:style-name="ro2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88.5154600524902" calcext:value-type="float">
            <text:p>-88,5154600524902</text:p>
          </table:table-cell>
          <table:table-cell table:style-name="ce3" office:value-type="string" calcext:value-type="string">
            <text:p>Vertical strips [0101]</text:p>
          </table:table-cell>
        </table:table-row>
        <table:table-row table:style-name="ro2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88.6488863372803" calcext:value-type="float">
            <text:p>-88,6488863372803</text:p>
          </table:table-cell>
          <table:table-cell table:style-name="ce3" office:value-type="string" calcext:value-type="string">
            <text:p>Horizontal strips [1010]</text:p>
          </table:table-cell>
        </table:table-row>
        <table:table-row table:style-name="ro2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88.804815826416" calcext:value-type="float">
            <text:p>-88,804815826416</text:p>
          </table:table-cell>
          <table:table-cell table:style-name="ce3" office:value-type="string" calcext:value-type="string">
            <text:p>Horizontal strips [0101]</text:p>
          </table:table-cell>
        </table:table-row>
        <table:table-row table:style-name="ro2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9.5058971786499" calcext:value-type="float">
            <text:p>-89,5058971786499</text:p>
          </table:table-cell>
          <table:table-cell table:style-name="ce3" office:value-type="string" calcext:value-type="string">
            <text:p>Chessboard [1010/0101]</text:p>
          </table:table-cell>
        </table:table-row>
        <table:table-row table:style-name="ro2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90.3192538070679" calcext:value-type="float">
            <text:p>-90,3192538070679</text:p>
          </table:table-cell>
          <table:table-cell table:style-name="ce3" office:value-type="string" calcext:value-type="string">
            <text:p>Chessboard [0101/1010]</text:p>
          </table:table-cell>
        </table:table-row>
        <table:table-row table:style-name="ro2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90.2180348587036" calcext:value-type="float">
            <text:p>-90,2180348587036</text:p>
          </table:table-cell>
          <table:table-cell table:style-name="ce3" office:value-type="string" calcext:value-type="string">
            <text:p>Thick vertical strips [1100]</text:p>
          </table:table-cell>
        </table:table-row>
        <table:table-row table:style-name="ro2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89.9949475097656" calcext:value-type="float">
            <text:p>-89,9949475097656</text:p>
          </table:table-cell>
          <table:table-cell table:style-name="ce3" office:value-type="string" calcext:value-type="string">
            <text:p>Thick vertical strips [0011]</text:p>
          </table:table-cell>
        </table:table-row>
        <table:table-row table:style-name="ro2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89.9881042098999" calcext:value-type="float">
            <text:p>-89,9881042098999</text:p>
          </table:table-cell>
          <table:table-cell table:style-name="ce3" office:value-type="string" calcext:value-type="string">
            <text:p>Thicker vertical strips [11110000]</text:p>
          </table:table-cell>
        </table:table-row>
        <table:table-row table:style-name="ro2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90.2460436248779" calcext:value-type="float">
            <text:p>-90,2460436248779</text:p>
          </table:table-cell>
          <table:table-cell table:style-name="ce3" office:value-type="string" calcext:value-type="string">
            <text:p>Thicker vertical strips [00001111]</text:p>
          </table:table-cell>
        </table:table-row>
        <table:table-row table:style-name="ro2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89.4224948501587" calcext:value-type="float">
            <text:p>-89,4224948501587</text:p>
          </table:table-cell>
          <table:table-cell table:style-name="ce3" office:value-type="string" calcext:value-type="string">
            <text:p>Thick horizontal strips [1100]</text:p>
          </table:table-cell>
        </table:table-row>
        <table:table-row table:style-name="ro2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90.4385997390747" calcext:value-type="float">
            <text:p>-90,4385997390747</text:p>
          </table:table-cell>
          <table:table-cell table:style-name="ce3" office:value-type="string" calcext:value-type="string">
            <text:p>Thick horizontal strips [0011]</text:p>
          </table:table-cell>
        </table:table-row>
        <table:table-row table:style-name="ro2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88.8029722213745" calcext:value-type="float">
            <text:p>-88,8029722213745</text:p>
          </table:table-cell>
          <table:table-cell table:style-name="ce3" office:value-type="string" calcext:value-type="string">
            <text:p>Chessboard [11001100/00110011]</text:p>
          </table:table-cell>
        </table:table-row>
        <table:table-row table:style-name="ro2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87.2174599075317" calcext:value-type="float">
            <text:p>-87,2174599075317</text:p>
          </table:table-cell>
          <table:table-cell table:style-name="ce3" office:value-type="string" calcext:value-type="string">
            <text:p>Chest</text:p>
          </table:table-cell>
        </table:table-row>
        <table:table-row table:style-name="ro2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86.7827773666382" calcext:value-type="float">
            <text:p>-86,7827773666382</text:p>
          </table:table-cell>
          <table:table-cell table:style-name="ce3" office:value-type="string" calcext:value-type="string">
            <text:p>Dartboard</text:p>
          </table:table-cell>
        </table:table-row>
        <table:table-row table:style-name="ro2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86.2075120162964" calcext:value-type="float">
            <text:p>-86,2075120162964</text:p>
          </table:table-cell>
          <table:table-cell table:style-name="ce3" office:value-type="string" calcext:value-type="string">
            <text:p>Random 1</text:p>
          </table:table-cell>
        </table:table-row>
        <table:table-row table:style-name="ro2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86.2142636871338" calcext:value-type="float">
            <text:p>-86,2142636871338</text:p>
          </table:table-cell>
          <table:table-cell table:style-name="ce3" office:value-type="string" calcext:value-type="string">
            <text:p>Random 2</text:p>
          </table:table-cell>
        </table:table-row>
        <table:table-row table:style-name="ro2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85.920018157959" calcext:value-type="float">
            <text:p>-85,920018157959</text:p>
          </table:table-cell>
          <table:table-cell table:style-name="ce3" office:value-type="string" calcext:value-type="string">
            <text:p>Random 3</text:p>
          </table:table-cell>
        </table:table-row>
        <table:table-row table:style-name="ro2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85.5068062210083" calcext:value-type="float">
            <text:p>-85,5068062210083</text:p>
          </table:table-cell>
          <table:table-cell table:style-name="ce3" office:value-type="string" calcext:value-type="string">
            <text:p>Random 4</text:p>
          </table:table-cell>
        </table:table-row>
        <table:table-row table:style-name="ro1">
          <table:table-cell table:style-name="ce1" office:value-type="string" calcext:value-type="string">
            <text:p>2024-08-22 18:05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7777091979981" calcext:value-type="float">
            <text:p>-69,7777091979981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347977828979" calcext:value-type="float">
            <text:p>-76,2347977828979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5355546188355" calcext:value-type="float">
            <text:p>-69,5355546188355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5372777175903" calcext:value-type="float">
            <text:p>-69,5372777175903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4566163253784" calcext:value-type="float">
            <text:p>-73,4566163253784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640620040894" calcext:value-type="float">
            <text:p>-65,2640620040894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7508355712891" calcext:value-type="float">
            <text:p>-73,7508355712891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5814278793335" calcext:value-type="float">
            <text:p>-78,5814278793335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558888130188" calcext:value-type="float">
            <text:p>-75,558888130188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7274800872803" calcext:value-type="float">
            <text:p>-71,7274800872803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8234420394898" calcext:value-type="float">
            <text:p>-77,8234420394898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2553691101074" calcext:value-type="float">
            <text:p>-77,2553691101074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2.1533079910278" calcext:value-type="float">
            <text:p>-82,1533079910278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3562743759155" calcext:value-type="float">
            <text:p>-82,3562743759155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8.1884094238281" calcext:value-type="float">
            <text:p>-78,1884094238281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9959021759033" calcext:value-type="float">
            <text:p>-71,9959021759033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298450469971" calcext:value-type="float">
            <text:p>-57,6298450469971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513244819641" calcext:value-type="float">
            <text:p>-57,9513244819641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9093479156494" calcext:value-type="float">
            <text:p>-76,9093479156494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3794438552856" calcext:value-type="float">
            <text:p>-77,3794438552856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6342245864868" calcext:value-type="float">
            <text:p>-77,6342245864868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6751363372803" calcext:value-type="float">
            <text:p>-78,6751363372803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907646179199" calcext:value-type="float">
            <text:p>-72,7907646179199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17699432373" calcext:value-type="float">
            <text:p>-66,917699432373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1979637146" calcext:value-type="float">
            <text:p>-64,381979637146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613052520752" calcext:value-type="float">
            <text:p>-64,613052520752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6887313842774" calcext:value-type="float">
            <text:p>-66,6887313842774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2 19:16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7327159881592" calcext:value-type="float">
            <text:p>-69,7327159881592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260124206543" calcext:value-type="float">
            <text:p>-76,2260124206543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900988006592" calcext:value-type="float">
            <text:p>-69,4900988006592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863510513306" calcext:value-type="float">
            <text:p>-69,4863510513306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159014892578" calcext:value-type="float">
            <text:p>-73,6159014892578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556120300293" calcext:value-type="float">
            <text:p>-65,2556120300293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6469691467285" calcext:value-type="float">
            <text:p>-73,6469691467285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874664306641" calcext:value-type="float">
            <text:p>-78,3874664306641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4661098861694" calcext:value-type="float">
            <text:p>-75,4661098861694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857792282105" calcext:value-type="float">
            <text:p>-71,6857792282105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7557559967041" calcext:value-type="float">
            <text:p>-77,7557559967041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232233581543" calcext:value-type="float">
            <text:p>-77,232233581543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2.097267036438" calcext:value-type="float">
            <text:p>-82,097267036438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249662361145" calcext:value-type="float">
            <text:p>-82,249662361145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8.0733029556274" calcext:value-type="float">
            <text:p>-78,0733029556274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9350046539307" calcext:value-type="float">
            <text:p>-71,9350046539307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402284431458" calcext:value-type="float">
            <text:p>-57,6402284431458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519569396973" calcext:value-type="float">
            <text:p>-57,9519569396973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8099646377564" calcext:value-type="float">
            <text:p>-76,8099646377564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2253932189941" calcext:value-type="float">
            <text:p>-77,2253932189941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4683679962158" calcext:value-type="float">
            <text:p>-77,4683679962158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6733682632446" calcext:value-type="float">
            <text:p>-78,6733682632446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920381546021" calcext:value-type="float">
            <text:p>-72,7920381546021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366496658325" calcext:value-type="float">
            <text:p>-66,9366496658325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4034297180176" calcext:value-type="float">
            <text:p>-64,4034297180176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973418426514" calcext:value-type="float">
            <text:p>-64,5973418426514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7176933288574" calcext:value-type="float">
            <text:p>-66,7176933288574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2 20:26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7189518356323" calcext:value-type="float">
            <text:p>-69,7189518356323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707455062866" calcext:value-type="float">
            <text:p>-76,2707455062866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726795578003" calcext:value-type="float">
            <text:p>-69,4726795578003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699619674683" calcext:value-type="float">
            <text:p>-69,4699619674683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162487030029" calcext:value-type="float">
            <text:p>-73,6162487030029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520782089233" calcext:value-type="float">
            <text:p>-65,2520782089233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6461741256714" calcext:value-type="float">
            <text:p>-73,6461741256714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456187286377" calcext:value-type="float">
            <text:p>-78,456187286377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4665669250488" calcext:value-type="float">
            <text:p>-75,4665669250488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844401931763" calcext:value-type="float">
            <text:p>-71,6844401931763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7538635635376" calcext:value-type="float">
            <text:p>-77,7538635635376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1984540557861" calcext:value-type="float">
            <text:p>-77,1984540557861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9819361114502" calcext:value-type="float">
            <text:p>-81,9819361114502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1372375488281" calcext:value-type="float">
            <text:p>-82,1372375488281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8.0322591018677" calcext:value-type="float">
            <text:p>-78,0322591018677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940999603272" calcext:value-type="float">
            <text:p>-71,8940999603272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339769172668" calcext:value-type="float">
            <text:p>-57,6339769172668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335260772705" calcext:value-type="float">
            <text:p>-57,9335260772705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8067782974243" calcext:value-type="float">
            <text:p>-76,8067782974243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234648399353" calcext:value-type="float">
            <text:p>-77,234648399353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4933204650879" calcext:value-type="float">
            <text:p>-77,4933204650879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5927670669556" calcext:value-type="float">
            <text:p>-78,5927670669556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540990829468" calcext:value-type="float">
            <text:p>-72,7540990829468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149689483643" calcext:value-type="float">
            <text:p>-66,9149689483643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60169601441" calcext:value-type="float">
            <text:p>-64,3860169601441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913375473023" calcext:value-type="float">
            <text:p>-64,5913375473023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7018072891235" calcext:value-type="float">
            <text:p>-66,7018072891235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2 21:36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929067611694" calcext:value-type="float">
            <text:p>-69,6929067611694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886373519898" calcext:value-type="float">
            <text:p>-76,2886373519898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611841583252" calcext:value-type="float">
            <text:p>-69,4611841583252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636660766602" calcext:value-type="float">
            <text:p>-69,4636660766602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273369598389" calcext:value-type="float">
            <text:p>-73,6273369598389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342596054077" calcext:value-type="float">
            <text:p>-65,2342596054077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6206786727905" calcext:value-type="float">
            <text:p>-73,6206786727905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4001850891113" calcext:value-type="float">
            <text:p>-78,4001850891113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979761886597" calcext:value-type="float">
            <text:p>-75,3979761886597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347740936279" calcext:value-type="float">
            <text:p>-71,6347740936279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6482544326782" calcext:value-type="float">
            <text:p>-77,6482544326782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1191075897217" calcext:value-type="float">
            <text:p>-77,1191075897217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9088536071777" calcext:value-type="float">
            <text:p>-81,9088536071777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0276286315918" calcext:value-type="float">
            <text:p>-82,0276286315918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9636761474609" calcext:value-type="float">
            <text:p>-77,9636761474609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687223052979" calcext:value-type="float">
            <text:p>-71,8687223052979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347674369812" calcext:value-type="float">
            <text:p>-57,6347674369812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24393119812" calcext:value-type="float">
            <text:p>-57,924393119812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7639939117432" calcext:value-type="float">
            <text:p>-76,7639939117432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726912307739" calcext:value-type="float">
            <text:p>-77,1726912307739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4234432220459" calcext:value-type="float">
            <text:p>-77,4234432220459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5052392578125" calcext:value-type="float">
            <text:p>-78,5052392578125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008997344971" calcext:value-type="float">
            <text:p>-72,7008997344971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141803741455" calcext:value-type="float">
            <text:p>-66,9141803741455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78691101074" calcext:value-type="float">
            <text:p>-64,3878691101074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852947616577" calcext:value-type="float">
            <text:p>-64,5852947616577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7030428695679" calcext:value-type="float">
            <text:p>-66,7030428695679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2 22:47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7115466690064" calcext:value-type="float">
            <text:p>-69,7115466690064</text:p>
          </table:table-cell>
          <table:table-cell table:style-name="ce3" office:value-type="string" calcext:value-type="string">
            <text:p>All elements turn off</text:p>
          </table:table-cell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721748733521" calcext:value-type="float">
            <text:p>-76,2721748733521</text:p>
          </table:table-cell>
          <table:table-cell table:style-name="ce3" office:value-type="string" calcext:value-type="string">
            <text:p>All elements turn on</text:p>
          </table:table-cell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593413543701" calcext:value-type="float">
            <text:p>-69,4593413543701</text:p>
          </table:table-cell>
          <table:table-cell table:style-name="ce3" office:value-type="string" calcext:value-type="string">
            <text:p>Only first element turn on</text:p>
          </table:table-cell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634099197388" calcext:value-type="float">
            <text:p>-69,4634099197388</text:p>
          </table:table-cell>
          <table:table-cell table:style-name="ce3" office:value-type="string" calcext:value-type="string">
            <text:p>Only last element turn on</text:p>
          </table:table-cell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161505889893" calcext:value-type="float">
            <text:p>-73,6161505889893</text:p>
          </table:table-cell>
          <table:table-cell table:style-name="ce3" office:value-type="string" calcext:value-type="string">
            <text:p>Left side on</text:p>
          </table:table-cell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316641998291" calcext:value-type="float">
            <text:p>-65,2316641998291</text:p>
          </table:table-cell>
          <table:table-cell table:style-name="ce3" office:value-type="string" calcext:value-type="string">
            <text:p>Right side on</text:p>
          </table:table-cell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6226893997192" calcext:value-type="float">
            <text:p>-73,6226893997192</text:p>
          </table:table-cell>
          <table:table-cell table:style-name="ce3" office:value-type="string" calcext:value-type="string">
            <text:p>Upper half on</text:p>
          </table:table-cell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4202632141113" calcext:value-type="float">
            <text:p>-78,4202632141113</text:p>
          </table:table-cell>
          <table:table-cell table:style-name="ce3" office:value-type="string" calcext:value-type="string">
            <text:p>Lower half on</text:p>
          </table:table-cell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4116206741333" calcext:value-type="float">
            <text:p>-75,4116206741333</text:p>
          </table:table-cell>
          <table:table-cell table:style-name="ce3" office:value-type="string" calcext:value-type="string">
            <text:p>Vertical strips [1010]</text:p>
          </table:table-cell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603092575073" calcext:value-type="float">
            <text:p>-71,6603092575073</text:p>
          </table:table-cell>
          <table:table-cell table:style-name="ce3" office:value-type="string" calcext:value-type="string">
            <text:p>Vertical strips [0101]</text:p>
          </table:table-cell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6948397445679" calcext:value-type="float">
            <text:p>-77,6948397445679</text:p>
          </table:table-cell>
          <table:table-cell table:style-name="ce3" office:value-type="string" calcext:value-type="string">
            <text:p>Horizontal strips [1010]</text:p>
          </table:table-cell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1427743530274" calcext:value-type="float">
            <text:p>-77,1427743530274</text:p>
          </table:table-cell>
          <table:table-cell table:style-name="ce3" office:value-type="string" calcext:value-type="string">
            <text:p>Horizontal strips [0101]</text:p>
          </table:table-cell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9469338989258" calcext:value-type="float">
            <text:p>-81,9469338989258</text:p>
          </table:table-cell>
          <table:table-cell table:style-name="ce3" office:value-type="string" calcext:value-type="string">
            <text:p>Chessboard [1010/0101]</text:p>
          </table:table-cell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1100772094727" calcext:value-type="float">
            <text:p>-82,1100772094727</text:p>
          </table:table-cell>
          <table:table-cell table:style-name="ce3" office:value-type="string" calcext:value-type="string">
            <text:p>Chessboard [0101/1010]</text:p>
          </table:table-cell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9785408401489" calcext:value-type="float">
            <text:p>-77,9785408401489</text:p>
          </table:table-cell>
          <table:table-cell table:style-name="ce3" office:value-type="string" calcext:value-type="string">
            <text:p>Thick vertical strips [1100]</text:p>
          </table:table-cell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795556259155" calcext:value-type="float">
            <text:p>-71,8795556259155</text:p>
          </table:table-cell>
          <table:table-cell table:style-name="ce3" office:value-type="string" calcext:value-type="string">
            <text:p>Thick vertical strips [0011]</text:p>
          </table:table-cell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310893440247" calcext:value-type="float">
            <text:p>-57,6310893440247</text:p>
          </table:table-cell>
          <table:table-cell table:style-name="ce3" office:value-type="string" calcext:value-type="string">
            <text:p>Thicker vertical strips [11110000]</text:p>
          </table:table-cell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257844734192" calcext:value-type="float">
            <text:p>-57,9257844734192</text:p>
          </table:table-cell>
          <table:table-cell table:style-name="ce3" office:value-type="string" calcext:value-type="string">
            <text:p>Thicker vertical strips [00001111]</text:p>
          </table:table-cell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781287689209" calcext:value-type="float">
            <text:p>-76,781287689209</text:p>
          </table:table-cell>
          <table:table-cell table:style-name="ce3" office:value-type="string" calcext:value-type="string">
            <text:p>Thick horizontal strips [1100]</text:p>
          </table:table-cell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2104517745972" calcext:value-type="float">
            <text:p>-77,2104517745972</text:p>
          </table:table-cell>
          <table:table-cell table:style-name="ce3" office:value-type="string" calcext:value-type="string">
            <text:p>Thick horizontal strips [0011]</text:p>
          </table:table-cell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4452168655396" calcext:value-type="float">
            <text:p>-77,4452168655396</text:p>
          </table:table-cell>
          <table:table-cell table:style-name="ce3" office:value-type="string" calcext:value-type="string">
            <text:p>Chessboard [11001100/00110011]</text:p>
          </table:table-cell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5445548629761" calcext:value-type="float">
            <text:p>-78,5445548629761</text:p>
          </table:table-cell>
          <table:table-cell table:style-name="ce3"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195422363281" calcext:value-type="float">
            <text:p>-72,7195422363281</text:p>
          </table:table-cell>
          <table:table-cell table:style-name="ce3" office:value-type="string" calcext:value-type="string">
            <text:p>Dartboard</text:p>
          </table:table-cell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147605895996" calcext:value-type="float">
            <text:p>-66,9147605895996</text:p>
          </table:table-cell>
          <table:table-cell table:style-name="ce3" office:value-type="string" calcext:value-type="string">
            <text:p>Random 1</text:p>
          </table:table-cell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25210189819" calcext:value-type="float">
            <text:p>-64,3825210189819</text:p>
          </table:table-cell>
          <table:table-cell table:style-name="ce3" office:value-type="string" calcext:value-type="string">
            <text:p>Random 2</text:p>
          </table:table-cell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82381477356" calcext:value-type="float">
            <text:p>-64,582381477356</text:p>
          </table:table-cell>
          <table:table-cell table:style-name="ce3" office:value-type="string" calcext:value-type="string">
            <text:p>Random 3</text:p>
          </table:table-cell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6967696762085" calcext:value-type="float">
            <text:p>-66,6967696762085</text:p>
          </table:table-cell>
          <table:table-cell table:style-name="ce3" office:value-type="string" calcext:value-type="string">
            <text:p>Random 4</text:p>
          </table:table-cell>
        </table:table-row>
        <table:table-row table:style-name="ro1">
          <table:table-cell table:style-name="ce1" office:value-type="string" calcext:value-type="string">
            <text:p>2024-08-22 23:57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765522384644" calcext:value-type="float">
            <text:p>-69,6765522384644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898992538452" calcext:value-type="float">
            <text:p>-76,2898992538452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285665130615" calcext:value-type="float">
            <text:p>-69,4285665130615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341624832153" calcext:value-type="float">
            <text:p>-69,4341624832153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454567718506" calcext:value-type="float">
            <text:p>-73,6454567718506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170595169067" calcext:value-type="float">
            <text:p>-65,2170595169067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5885238647461" calcext:value-type="float">
            <text:p>-73,5885238647461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501533889771" calcext:value-type="float">
            <text:p>-78,3501533889771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638892364502" calcext:value-type="float">
            <text:p>-75,3638892364502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171770095825" calcext:value-type="float">
            <text:p>-71,6171770095825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6449282073975" calcext:value-type="float">
            <text:p>-77,6449282073975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1072091674805" calcext:value-type="float">
            <text:p>-77,1072091674805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8845306396484" calcext:value-type="float">
            <text:p>-81,8845306396484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034861869812" calcext:value-type="float">
            <text:p>-82,034861869812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935689201355" calcext:value-type="float">
            <text:p>-77,935689201355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645810699463" calcext:value-type="float">
            <text:p>-71,8645810699463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280167770386" calcext:value-type="float">
            <text:p>-57,6280167770386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178324127197" calcext:value-type="float">
            <text:p>-57,9178324127197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7418870925903" calcext:value-type="float">
            <text:p>-76,7418870925903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505799865723" calcext:value-type="float">
            <text:p>-77,1505799865723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3760977172852" calcext:value-type="float">
            <text:p>-77,3760977172852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499111328125" calcext:value-type="float">
            <text:p>-78,499111328125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678066444397" calcext:value-type="float">
            <text:p>-72,678066444397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227727127075" calcext:value-type="float">
            <text:p>-66,9227727127075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82734680176" calcext:value-type="float">
            <text:p>-64,3882734680176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675780487061" calcext:value-type="float">
            <text:p>-64,5675780487061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7035582733154" calcext:value-type="float">
            <text:p>-66,7035582733154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3 01:07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886808776855" calcext:value-type="float">
            <text:p>-69,6886808776855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2516026306152" calcext:value-type="float">
            <text:p>-76,2516026306152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421101760864" calcext:value-type="float">
            <text:p>-69,4421101760864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447764587402" calcext:value-type="float">
            <text:p>-69,4447764587402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152252960205" calcext:value-type="float">
            <text:p>-73,6152252960205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237761306763" calcext:value-type="float">
            <text:p>-65,2237761306763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6046683883667" calcext:value-type="float">
            <text:p>-73,6046683883667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876206207276" calcext:value-type="float">
            <text:p>-78,3876206207276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987925720215" calcext:value-type="float">
            <text:p>-75,3987925720215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478067016602" calcext:value-type="float">
            <text:p>-71,6478067016602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6674103164673" calcext:value-type="float">
            <text:p>-77,6674103164673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1289409255981" calcext:value-type="float">
            <text:p>-77,1289409255981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9043545913696" calcext:value-type="float">
            <text:p>-81,9043545913696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2.0466516876221" calcext:value-type="float">
            <text:p>-82,0466516876221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9303965759277" calcext:value-type="float">
            <text:p>-77,9303965759277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647621917725" calcext:value-type="float">
            <text:p>-71,8647621917725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197120094299" calcext:value-type="float">
            <text:p>-57,6197120094299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185284423828" calcext:value-type="float">
            <text:p>-57,9185284423828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7478371810913" calcext:value-type="float">
            <text:p>-76,7478371810913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909579086304" calcext:value-type="float">
            <text:p>-77,1909579086304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4149711608887" calcext:value-type="float">
            <text:p>-77,4149711608887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5262883758545" calcext:value-type="float">
            <text:p>-78,5262883758545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7207314300537" calcext:value-type="float">
            <text:p>-72,7207314300537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134634017944" calcext:value-type="float">
            <text:p>-66,9134634017944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82885055542" calcext:value-type="float">
            <text:p>-64,382885055542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658223342896" calcext:value-type="float">
            <text:p>-64,5658223342896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7088472747803" calcext:value-type="float">
            <text:p>-66,7088472747803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3 02:17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621531677246" calcext:value-type="float">
            <text:p>-69,6621531677246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305672454834" calcext:value-type="float">
            <text:p>-76,305672454834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425171661377" calcext:value-type="float">
            <text:p>-69,425171661377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4352080154419" calcext:value-type="float">
            <text:p>-69,4352080154419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23526763916" calcext:value-type="float">
            <text:p>-73,623526763916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2155600738525" calcext:value-type="float">
            <text:p>-65,2155600738525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5970475387573" calcext:value-type="float">
            <text:p>-73,5970475387573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52184753418" calcext:value-type="float">
            <text:p>-78,352184753418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351745986939" calcext:value-type="float">
            <text:p>-75,3351745986939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6013152313232" calcext:value-type="float">
            <text:p>-71,6013152313232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5793143844605" calcext:value-type="float">
            <text:p>-77,5793143844605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7.0171689605713" calcext:value-type="float">
            <text:p>-77,0171689605713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7312372207642" calcext:value-type="float">
            <text:p>-81,7312372207642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1.9203177261353" calcext:value-type="float">
            <text:p>-81,9203177261353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8632322311401" calcext:value-type="float">
            <text:p>-77,8632322311401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418960952759" calcext:value-type="float">
            <text:p>-71,8418960952759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225374031067" calcext:value-type="float">
            <text:p>-57,6225374031067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9066755867004" calcext:value-type="float">
            <text:p>-57,9066755867004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7277853775024" calcext:value-type="float">
            <text:p>-76,7277853775024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346342468262" calcext:value-type="float">
            <text:p>-77,1346342468262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3517261123657" calcext:value-type="float">
            <text:p>-77,3517261123657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4084392929077" calcext:value-type="float">
            <text:p>-78,4084392929077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6319333648682" calcext:value-type="float">
            <text:p>-72,6319333648682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9045380020142" calcext:value-type="float">
            <text:p>-66,9045380020142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744528198242" calcext:value-type="float">
            <text:p>-64,3744528198242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593459320068" calcext:value-type="float">
            <text:p>-64,5593459320068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6941493606567" calcext:value-type="float">
            <text:p>-66,6941493606567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3 03:28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30150680542" calcext:value-type="float">
            <text:p>-69,630150680542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3635450744629" calcext:value-type="float">
            <text:p>-76,3635450744629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3948983001709" calcext:value-type="float">
            <text:p>-69,3948983001709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3921322250366" calcext:value-type="float">
            <text:p>-69,3921322250366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968598556519" calcext:value-type="float">
            <text:p>-73,6968598556519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1904361343384" calcext:value-type="float">
            <text:p>-65,1904361343384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5468204879761" calcext:value-type="float">
            <text:p>-73,5468204879761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224164962769" calcext:value-type="float">
            <text:p>-78,3224164962769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347598648071" calcext:value-type="float">
            <text:p>-75,3347598648071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5918948364258" calcext:value-type="float">
            <text:p>-71,5918948364258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5365643310547" calcext:value-type="float">
            <text:p>-77,5365643310547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6.9871556091309" calcext:value-type="float">
            <text:p>-76,9871556091309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6550588989258" calcext:value-type="float">
            <text:p>-81,6550588989258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1.7805331802368" calcext:value-type="float">
            <text:p>-81,7805331802368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8145210647583" calcext:value-type="float">
            <text:p>-77,8145210647583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8040512084961" calcext:value-type="float">
            <text:p>-71,8040512084961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206638336182" calcext:value-type="float">
            <text:p>-57,6206638336182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8943652534485" calcext:value-type="float">
            <text:p>-57,8943652534485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6983546447754" calcext:value-type="float">
            <text:p>-76,6983546447754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096560287476" calcext:value-type="float">
            <text:p>-77,1096560287476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3255234909058" calcext:value-type="float">
            <text:p>-77,3255234909058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3732179260254" calcext:value-type="float">
            <text:p>-78,3732179260254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6232761764526" calcext:value-type="float">
            <text:p>-72,6232761764526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8878917312622" calcext:value-type="float">
            <text:p>-66,8878917312622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679094314575" calcext:value-type="float">
            <text:p>-64,3679094314575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567756271362" calcext:value-type="float">
            <text:p>-64,5567756271362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6893050003052" calcext:value-type="float">
            <text:p>-66,6893050003052</text:p>
          </table:table-cell>
          <table:table-cell/>
        </table:table-row>
        <table:table-row table:style-name="ro1">
          <table:table-cell table:style-name="ce1" office:value-type="string" calcext:value-type="string">
            <text:p>2024-08-23 04:38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000000000000000000000000000000000000000000000000000000000000000</text:p>
          </table:table-cell>
          <table:table-cell office:value-type="float" office:value="-69.6245816421509" calcext:value-type="float">
            <text:p>-69,6245816421509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FFFFFFFFFFFFFFFFFFFFFFFFFFFFFFFF</text:p>
          </table:table-cell>
          <table:table-cell office:value-type="float" office:value="-76.3746312713623" calcext:value-type="float">
            <text:p>-76,3746312713623</text:p>
          </table:table-cell>
          <table:table-cell/>
        </table:table-row>
        <table:table-row table:style-name="ro1">
          <table:table-cell office:value-type="string" calcext:value-type="string">
            <text:p>0x8000000000000000000000000000000000000000000000000000000000000000</text:p>
          </table:table-cell>
          <table:table-cell office:value-type="float" office:value="-69.3830588531494" calcext:value-type="float">
            <text:p>-69,3830588531494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00000000000000000000000000000001</text:p>
          </table:table-cell>
          <table:table-cell office:value-type="float" office:value="-69.37971118927" calcext:value-type="float">
            <text:p>-69,37971118927</text:p>
          </table:table-cell>
          <table:table-cell/>
        </table:table-row>
        <table:table-row table:style-name="ro1">
          <table:table-cell office:value-type="string" calcext:value-type="string">
            <text:p>0xFF00FF00FF00FF00FF00FF00FF00FF00FF00FF00FF00FF00FF00FF00FF00FF00</text:p>
          </table:table-cell>
          <table:table-cell office:value-type="float" office:value="-73.6993450546265" calcext:value-type="float">
            <text:p>-73,6993450546265</text:p>
          </table:table-cell>
          <table:table-cell/>
        </table:table-row>
        <table:table-row table:style-name="ro1">
          <table:table-cell office:value-type="string" calcext:value-type="string">
            <text:p>0x00FF00FF00FF00FF00FF00FF00FF00FF00FF00FF00FF00FF00FF00FF00FF00FF</text:p>
          </table:table-cell>
          <table:table-cell office:value-type="float" office:value="-65.1894114685059" calcext:value-type="float">
            <text:p>-65,1894114685059</text:p>
          </table:table-cell>
          <table:table-cell/>
        </table:table-row>
        <table:table-row table:style-name="ro1">
          <table:table-cell office:value-type="string" calcext:value-type="string">
            <text:p>0xFFFFFFFFFFFFFFFFFFFFFFFFFFFFFFFF00000000000000000000000000000000</text:p>
          </table:table-cell>
          <table:table-cell office:value-type="float" office:value="-73.5507109451294" calcext:value-type="float">
            <text:p>-73,5507109451294</text:p>
          </table:table-cell>
          <table:table-cell/>
        </table:table-row>
        <table:table-row table:style-name="ro1">
          <table:table-cell office:value-type="string" calcext:value-type="string">
            <text:p>0x00000000000000000000000000000000FFFFFFFFFFFFFFFFFFFFFFFFFFFFFFFF</text:p>
          </table:table-cell>
          <table:table-cell office:value-type="float" office:value="-78.3320880889893" calcext:value-type="float">
            <text:p>-78,3320880889893</text:p>
          </table:table-cell>
          <table:table-cell/>
        </table:table-row>
        <table:table-row table:style-name="ro1">
          <table:table-cell office:value-type="string" calcext:value-type="string">
            <text:p>0xAAAAAAAAAAAAAAAAAAAAAAAAAAAAAAAAAAAAAAAAAAAAAAAAAAAAAAAAAAAAAAAA</text:p>
          </table:table-cell>
          <table:table-cell office:value-type="float" office:value="-75.3027049636841" calcext:value-type="float">
            <text:p>-75,3027049636841</text:p>
          </table:table-cell>
          <table:table-cell/>
        </table:table-row>
        <table:table-row table:style-name="ro1">
          <table:table-cell office:value-type="string" calcext:value-type="string">
            <text:p>0x5555555555555555555555555555555555555555555555555555555555555555</text:p>
          </table:table-cell>
          <table:table-cell office:value-type="float" office:value="-71.5755903244019" calcext:value-type="float">
            <text:p>-71,5755903244019</text:p>
          </table:table-cell>
          <table:table-cell/>
        </table:table-row>
        <table:table-row table:style-name="ro1">
          <table:table-cell office:value-type="string" calcext:value-type="string">
            <text:p>0xFFFF0000FFFF0000FFFF0000FFFF0000FFFF0000FFFF0000FFFF0000FFFF0000</text:p>
          </table:table-cell>
          <table:table-cell office:value-type="float" office:value="-77.522876701355" calcext:value-type="float">
            <text:p>-77,522876701355</text:p>
          </table:table-cell>
          <table:table-cell/>
        </table:table-row>
        <table:table-row table:style-name="ro1">
          <table:table-cell office:value-type="string" calcext:value-type="string">
            <text:p>0x0000FFFF0000FFFF0000FFFF0000FFFF0000FFFF0000FFFF0000FFFF0000FFFF</text:p>
          </table:table-cell>
          <table:table-cell office:value-type="float" office:value="-76.9766354370117" calcext:value-type="float">
            <text:p>-76,9766354370117</text:p>
          </table:table-cell>
          <table:table-cell/>
        </table:table-row>
        <table:table-row table:style-name="ro1">
          <table:table-cell office:value-type="string" calcext:value-type="string">
            <text:p>0xAAAA5555AAAA5555AAAA5555AAAA5555AAAA5555AAAA5555AAAA5555AAAA5555</text:p>
          </table:table-cell>
          <table:table-cell office:value-type="float" office:value="-81.6372073364258" calcext:value-type="float">
            <text:p>-81,6372073364258</text:p>
          </table:table-cell>
          <table:table-cell/>
        </table:table-row>
        <table:table-row table:style-name="ro1">
          <table:table-cell office:value-type="string" calcext:value-type="string">
            <text:p>0x5555AAAA5555AAAA5555AAAA5555AAAA5555AAAA5555AAAA5555AAAA5555AAAA</text:p>
          </table:table-cell>
          <table:table-cell office:value-type="float" office:value="-81.7378894042969" calcext:value-type="float">
            <text:p>-81,7378894042969</text:p>
          </table:table-cell>
          <table:table-cell/>
        </table:table-row>
        <table:table-row table:style-name="ro1">
          <table:table-cell office:value-type="string" calcext:value-type="string">
            <text:p>0xCCCCCCCCCCCCCCCCCCCCCCCCCCCCCCCCCCCCCCCCCCCCCCCCCCCCCCCCCCCCCCCC</text:p>
          </table:table-cell>
          <table:table-cell office:value-type="float" office:value="-77.7744860458374" calcext:value-type="float">
            <text:p>-77,7744860458374</text:p>
          </table:table-cell>
          <table:table-cell/>
        </table:table-row>
        <table:table-row table:style-name="ro1">
          <table:table-cell office:value-type="string" calcext:value-type="string">
            <text:p>0x3333333333333333333333333333333333333333333333333333333333333333</text:p>
          </table:table-cell>
          <table:table-cell office:value-type="float" office:value="-71.7944802856445" calcext:value-type="float">
            <text:p>-71,7944802856445</text:p>
          </table:table-cell>
          <table:table-cell/>
        </table:table-row>
        <table:table-row table:style-name="ro1">
          <table:table-cell office:value-type="string" calcext:value-type="string">
            <text:p>0xF0F0F0F0F0F0F0F0F0F0F0F0F0F0F0F0F0F0F0F0F0F0F0F0F0F0F0F0F0F0F0F0</text:p>
          </table:table-cell>
          <table:table-cell office:value-type="float" office:value="-57.6160390090942" calcext:value-type="float">
            <text:p>-57,6160390090942</text:p>
          </table:table-cell>
          <table:table-cell/>
        </table:table-row>
        <table:table-row table:style-name="ro1">
          <table:table-cell office:value-type="string" calcext:value-type="string">
            <text:p>0x0F0F0F0F0F0F0F0F0F0F0F0F0F0F0F0F0F0F0F0F0F0F0F0F0F0F0F0F0F0F0F0F</text:p>
          </table:table-cell>
          <table:table-cell office:value-type="float" office:value="-57.8844394683838" calcext:value-type="float">
            <text:p>-57,8844394683838</text:p>
          </table:table-cell>
          <table:table-cell/>
        </table:table-row>
        <table:table-row table:style-name="ro1">
          <table:table-cell office:value-type="string" calcext:value-type="string">
            <text:p>0xFFFFFFFFFFFFFFFF0000000000000000FFFFFFFFFFFFFFFF0000000000000000</text:p>
          </table:table-cell>
          <table:table-cell office:value-type="float" office:value="-76.6800079345703" calcext:value-type="float">
            <text:p>-76,6800079345703</text:p>
          </table:table-cell>
          <table:table-cell/>
        </table:table-row>
        <table:table-row table:style-name="ro1">
          <table:table-cell office:value-type="string" calcext:value-type="string">
            <text:p>0x0000000000000000FFFFFFFFFFFFFFFF0000000000000000FFFFFFFFFFFFFFFF</text:p>
          </table:table-cell>
          <table:table-cell office:value-type="float" office:value="-77.1088386917114" calcext:value-type="float">
            <text:p>-77,1088386917114</text:p>
          </table:table-cell>
          <table:table-cell/>
        </table:table-row>
        <table:table-row table:style-name="ro1">
          <table:table-cell office:value-type="string" calcext:value-type="string">
            <text:p>0xCCCCCCCC33333333CCCCCCCC33333333CCCCCCCC33333333CCCCCCCC33333333</text:p>
          </table:table-cell>
          <table:table-cell office:value-type="float" office:value="-77.3162015914917" calcext:value-type="float">
            <text:p>-77,3162015914917</text:p>
          </table:table-cell>
          <table:table-cell/>
        </table:table-row>
        <table:table-row table:style-name="ro1">
          <table:table-cell office:value-type="string" calcext:value-type="string">
            <text:p>0x000000003FFC3FFC300C300C33CC33CC33CC33CC300C300C3FFC3FFC00000000</text:p>
          </table:table-cell>
          <table:table-cell office:value-type="float" office:value="-78.370196762085" calcext:value-type="float">
            <text:p>-78,370196762085</text:p>
          </table:table-cell>
          <table:table-cell/>
        </table:table-row>
        <table:table-row table:style-name="ro1">
          <table:table-cell office:value-type="string" calcext:value-type="string">
            <text:p>0x00007FFE40025FFA500A57EA542A55AA55AA542A57EA500A5FFA40027FFE0000</text:p>
          </table:table-cell>
          <table:table-cell office:value-type="float" office:value="-72.6201268005371" calcext:value-type="float">
            <text:p>-72,6201268005371</text:p>
          </table:table-cell>
          <table:table-cell/>
        </table:table-row>
        <table:table-row table:style-name="ro1">
          <table:table-cell office:value-type="string" calcext:value-type="string">
            <text:p>0x3A7B2F4C6E8D1F0A2C4E6B8D1F2A3B5C7E9F0A2B4C6E8F1A3B5C7E9F0A2B4C6D</text:p>
          </table:table-cell>
          <table:table-cell office:value-type="float" office:value="-66.881655960083" calcext:value-type="float">
            <text:p>-66,881655960083</text:p>
          </table:table-cell>
          <table:table-cell/>
        </table:table-row>
        <table:table-row table:style-name="ro1">
          <table:table-cell office:value-type="string" calcext:value-type="string">
            <text:p>0x9F8D6B5A3C2E1D0F9B7A5C3E1D0F9B7A5C3E1D0F9B7A5C3E1D0F9B7A5C3E1D0F</text:p>
          </table:table-cell>
          <table:table-cell office:value-type="float" office:value="-64.3617708969116" calcext:value-type="float">
            <text:p>-64,3617708969116</text:p>
          </table:table-cell>
          <table:table-cell/>
        </table:table-row>
        <table:table-row table:style-name="ro1">
          <table:table-cell office:value-type="string" calcext:value-type="string">
            <text:p>0xD3E7F0A2B4C6E8D1F2A3B5C7E9F0A2B4C6E8D1F2A3B5C7E9F0A2B4C6E8D1F28C</text:p>
          </table:table-cell>
          <table:table-cell office:value-type="float" office:value="-64.547324180603" calcext:value-type="float">
            <text:p>-64,547324180603</text:p>
          </table:table-cell>
          <table:table-cell/>
        </table:table-row>
        <table:table-row table:style-name="ro1">
          <table:table-cell office:value-type="string" calcext:value-type="string">
            <text:p>0x5A3C2E1D0F9B7A5C3E1D0F9B7A5C3E1D0F9B7A5C3E1D0F9B7A5C3E1D0F9B7AB3</text:p>
          </table:table-cell>
          <table:table-cell office:value-type="float" office:value="-66.684093208313" calcext:value-type="float">
            <text:p>-66,68409320831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3">00.00.0000</text:date>, <text:time style:data-style-name="N2" text:time-value="15:04:12.597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23T15:08:50.784000000</dc:date>
    <meta:editing-duration>PT10M28S</meta:editing-duration>
    <meta:editing-cycles>2</meta:editing-cycles>
    <meta:generator>LibreOffice/24.2.5.2$Windows_X86_64 LibreOffice_project/bffef4ea93e59bebbeaf7f431bb02b1a39ee8a59</meta:generator>
    <meta:document-statistic meta:table-count="1" meta:cell-count="659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61cm" svg:height="15.083cm" xlink:href=".." xlink:type="simple" chart:class="chart:bar" chart:style-name="ch1">
        <chart:title svg:x="7.658cm" svg:y="0.437cm" chart:style-name="ch2">
          <text:p>Książka kodowa wyniki</text:p>
        </chart:title>
        <chart:plot-area chart:style-name="ch3" table:cell-range-address="find_best_pattern_codebook.A254:find_best_pattern_codebook.B280" chart:data-source-has-labels="column" svg:x="0.486cm" svg:y="0.598cm" svg:width="18.84cm" svg:height="14.432cm">
          <chart:coordinate-region svg:x="1.213cm" svg:y="0.797cm" svg:width="18.113cm" svg:height="8.293cm"/>
          <chart:axis chart:dimension="x" chart:name="primary-x" chart:style-name="ch4" chartooo:axis-type="auto">
            <chartooo:date-scale/>
            <chart:categories table:cell-range-address="find_best_pattern_codebook.A254:find_best_pattern_codebook.A2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nd_best_pattern_codebook.B254:find_best_pattern_codebook.B280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0x0000000000000000000000000000000000000000000000000000000000000000</text:p>
                <draw:g>
                  <svg:desc>find_best_pattern_codebook.A254:find_best_pattern_codebook.A280</svg:desc>
                </draw:g>
              </table:table-cell>
              <table:table-cell office:value-type="float" office:value="-69.630150680542">
                <text:p>-69.630150680542</text:p>
                <draw:g>
                  <svg:desc>find_best_pattern_codebook.B254:find_best_pattern_codebook.B280</svg:desc>
                </draw:g>
              </table:table-cell>
            </table:table-row>
            <table:table-row>
              <table:table-cell office:value-type="string">
                <text:p>0xFFFFFFFFFFFFFFFFFFFFFFFFFFFFFFFFFFFFFFFFFFFFFFFFFFFFFFFFFFFFFFFF</text:p>
              </table:table-cell>
              <table:table-cell office:value-type="float" office:value="-76.3635450744629">
                <text:p>-76.3635450744629</text:p>
              </table:table-cell>
            </table:table-row>
            <table:table-row>
              <table:table-cell office:value-type="string">
                <text:p>0x8000000000000000000000000000000000000000000000000000000000000000</text:p>
              </table:table-cell>
              <table:table-cell office:value-type="float" office:value="-69.3948983001709">
                <text:p>-69.3948983001709</text:p>
              </table:table-cell>
            </table:table-row>
            <table:table-row>
              <table:table-cell office:value-type="string">
                <text:p>0x0000000000000000000000000000000000000000000000000000000000000001</text:p>
              </table:table-cell>
              <table:table-cell office:value-type="float" office:value="-69.3921322250366">
                <text:p>-69.3921322250366</text:p>
              </table:table-cell>
            </table:table-row>
            <table:table-row>
              <table:table-cell office:value-type="string">
                <text:p>0xFF00FF00FF00FF00FF00FF00FF00FF00FF00FF00FF00FF00FF00FF00FF00FF00</text:p>
              </table:table-cell>
              <table:table-cell office:value-type="float" office:value="-73.6968598556519">
                <text:p>-73.6968598556519</text:p>
              </table:table-cell>
            </table:table-row>
            <table:table-row>
              <table:table-cell office:value-type="string">
                <text:p>0x00FF00FF00FF00FF00FF00FF00FF00FF00FF00FF00FF00FF00FF00FF00FF00FF</text:p>
              </table:table-cell>
              <table:table-cell office:value-type="float" office:value="-65.1904361343384">
                <text:p>-65.1904361343384</text:p>
              </table:table-cell>
            </table:table-row>
            <table:table-row>
              <table:table-cell office:value-type="string">
                <text:p>0xFFFFFFFFFFFFFFFFFFFFFFFFFFFFFFFF00000000000000000000000000000000</text:p>
              </table:table-cell>
              <table:table-cell office:value-type="float" office:value="-73.5468204879761">
                <text:p>-73.5468204879761</text:p>
              </table:table-cell>
            </table:table-row>
            <table:table-row>
              <table:table-cell office:value-type="string">
                <text:p>0x00000000000000000000000000000000FFFFFFFFFFFFFFFFFFFFFFFFFFFFFFFF</text:p>
              </table:table-cell>
              <table:table-cell office:value-type="float" office:value="-78.3224164962769">
                <text:p>-78.3224164962769</text:p>
              </table:table-cell>
            </table:table-row>
            <table:table-row>
              <table:table-cell office:value-type="string">
                <text:p>0xAAAAAAAAAAAAAAAAAAAAAAAAAAAAAAAAAAAAAAAAAAAAAAAAAAAAAAAAAAAAAAAA</text:p>
              </table:table-cell>
              <table:table-cell office:value-type="float" office:value="-75.3347598648071">
                <text:p>-75.3347598648071</text:p>
              </table:table-cell>
            </table:table-row>
            <table:table-row>
              <table:table-cell office:value-type="string">
                <text:p>0x5555555555555555555555555555555555555555555555555555555555555555</text:p>
              </table:table-cell>
              <table:table-cell office:value-type="float" office:value="-71.5918948364258">
                <text:p>-71.5918948364258</text:p>
              </table:table-cell>
            </table:table-row>
            <table:table-row>
              <table:table-cell office:value-type="string">
                <text:p>0xFFFF0000FFFF0000FFFF0000FFFF0000FFFF0000FFFF0000FFFF0000FFFF0000</text:p>
              </table:table-cell>
              <table:table-cell office:value-type="float" office:value="-77.5365643310547">
                <text:p>-77.5365643310547</text:p>
              </table:table-cell>
            </table:table-row>
            <table:table-row>
              <table:table-cell office:value-type="string">
                <text:p>0x0000FFFF0000FFFF0000FFFF0000FFFF0000FFFF0000FFFF0000FFFF0000FFFF</text:p>
              </table:table-cell>
              <table:table-cell office:value-type="float" office:value="-76.9871556091309">
                <text:p>-76.9871556091309</text:p>
              </table:table-cell>
            </table:table-row>
            <table:table-row>
              <table:table-cell office:value-type="string">
                <text:p>0xAAAA5555AAAA5555AAAA5555AAAA5555AAAA5555AAAA5555AAAA5555AAAA5555</text:p>
              </table:table-cell>
              <table:table-cell office:value-type="float" office:value="-81.6550588989258">
                <text:p>-81.6550588989258</text:p>
              </table:table-cell>
            </table:table-row>
            <table:table-row>
              <table:table-cell office:value-type="string">
                <text:p>0x5555AAAA5555AAAA5555AAAA5555AAAA5555AAAA5555AAAA5555AAAA5555AAAA</text:p>
              </table:table-cell>
              <table:table-cell office:value-type="float" office:value="-81.7805331802368">
                <text:p>-81.7805331802368</text:p>
              </table:table-cell>
            </table:table-row>
            <table:table-row>
              <table:table-cell office:value-type="string">
                <text:p>0xCCCCCCCCCCCCCCCCCCCCCCCCCCCCCCCCCCCCCCCCCCCCCCCCCCCCCCCCCCCCCCCC</text:p>
              </table:table-cell>
              <table:table-cell office:value-type="float" office:value="-77.8145210647583">
                <text:p>-77.8145210647583</text:p>
              </table:table-cell>
            </table:table-row>
            <table:table-row>
              <table:table-cell office:value-type="string">
                <text:p>0x3333333333333333333333333333333333333333333333333333333333333333</text:p>
              </table:table-cell>
              <table:table-cell office:value-type="float" office:value="-71.8040512084961">
                <text:p>-71.8040512084961</text:p>
              </table:table-cell>
            </table:table-row>
            <table:table-row>
              <table:table-cell office:value-type="string">
                <text:p>0xF0F0F0F0F0F0F0F0F0F0F0F0F0F0F0F0F0F0F0F0F0F0F0F0F0F0F0F0F0F0F0F0</text:p>
              </table:table-cell>
              <table:table-cell office:value-type="float" office:value="-57.6206638336182">
                <text:p>-57.6206638336182</text:p>
              </table:table-cell>
            </table:table-row>
            <table:table-row>
              <table:table-cell office:value-type="string">
                <text:p>0x0F0F0F0F0F0F0F0F0F0F0F0F0F0F0F0F0F0F0F0F0F0F0F0F0F0F0F0F0F0F0F0F</text:p>
              </table:table-cell>
              <table:table-cell office:value-type="float" office:value="-57.8943652534485">
                <text:p>-57.8943652534485</text:p>
              </table:table-cell>
            </table:table-row>
            <table:table-row>
              <table:table-cell office:value-type="string">
                <text:p>0xFFFFFFFFFFFFFFFF0000000000000000FFFFFFFFFFFFFFFF0000000000000000</text:p>
              </table:table-cell>
              <table:table-cell office:value-type="float" office:value="-76.6983546447754">
                <text:p>-76.6983546447754</text:p>
              </table:table-cell>
            </table:table-row>
            <table:table-row>
              <table:table-cell office:value-type="string">
                <text:p>0x0000000000000000FFFFFFFFFFFFFFFF0000000000000000FFFFFFFFFFFFFFFF</text:p>
              </table:table-cell>
              <table:table-cell office:value-type="float" office:value="-77.1096560287476">
                <text:p>-77.1096560287476</text:p>
              </table:table-cell>
            </table:table-row>
            <table:table-row>
              <table:table-cell office:value-type="string">
                <text:p>0xCCCCCCCC33333333CCCCCCCC33333333CCCCCCCC33333333CCCCCCCC33333333</text:p>
              </table:table-cell>
              <table:table-cell office:value-type="float" office:value="-77.3255234909058">
                <text:p>-77.3255234909058</text:p>
              </table:table-cell>
            </table:table-row>
            <table:table-row>
              <table:table-cell office:value-type="string">
                <text:p>0x000000003FFC3FFC300C300C33CC33CC33CC33CC300C300C3FFC3FFC00000000</text:p>
              </table:table-cell>
              <table:table-cell office:value-type="float" office:value="-78.3732179260254">
                <text:p>-78.3732179260254</text:p>
              </table:table-cell>
            </table:table-row>
            <table:table-row>
              <table:table-cell office:value-type="string">
                <text:p>0x00007FFE40025FFA500A57EA542A55AA55AA542A57EA500A5FFA40027FFE0000</text:p>
              </table:table-cell>
              <table:table-cell office:value-type="float" office:value="-72.6232761764526">
                <text:p>-72.6232761764526</text:p>
              </table:table-cell>
            </table:table-row>
            <table:table-row>
              <table:table-cell office:value-type="string">
                <text:p>0x3A7B2F4C6E8D1F0A2C4E6B8D1F2A3B5C7E9F0A2B4C6E8F1A3B5C7E9F0A2B4C6D</text:p>
              </table:table-cell>
              <table:table-cell office:value-type="float" office:value="-66.8878917312622">
                <text:p>-66.8878917312622</text:p>
              </table:table-cell>
            </table:table-row>
            <table:table-row>
              <table:table-cell office:value-type="string">
                <text:p>0x9F8D6B5A3C2E1D0F9B7A5C3E1D0F9B7A5C3E1D0F9B7A5C3E1D0F9B7A5C3E1D0F</text:p>
              </table:table-cell>
              <table:table-cell office:value-type="float" office:value="-64.3679094314575">
                <text:p>-64.3679094314575</text:p>
              </table:table-cell>
            </table:table-row>
            <table:table-row>
              <table:table-cell office:value-type="string">
                <text:p>0xD3E7F0A2B4C6E8D1F2A3B5C7E9F0A2B4C6E8D1F2A3B5C7E9F0A2B4C6E8D1F28C</text:p>
              </table:table-cell>
              <table:table-cell office:value-type="float" office:value="-64.5567756271362">
                <text:p>-64.5567756271362</text:p>
              </table:table-cell>
            </table:table-row>
            <table:table-row>
              <table:table-cell office:value-type="string">
                <text:p>0x5A3C2E1D0F9B7A5C3E1D0F9B7A5C3E1D0F9B7A5C3E1D0F9B7A5C3E1D0F9B7AB3</text:p>
              </table:table-cell>
              <table:table-cell office:value-type="float" office:value="-66.6893050003052">
                <text:p>-66.6893050003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-5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12.505cm" xlink:href=".." xlink:type="simple" chart:class="chart:bar" chart:style-name="ch1">
        <chart:title svg:x="6.314cm" svg:y="0.386cm" chart:style-name="ch2">
          <text:p>Książka kodowa</text:p>
        </chart:title>
        <chart:plot-area chart:style-name="ch3" table:cell-range-address="find_best_pattern_codebook.B142:find_best_pattern_codebook.C168" chart:data-source-has-labels="column" svg:x="0.32cm" svg:y="1.415cm" svg:width="15.382cm" svg:height="10.84cm">
          <chart:coordinate-region svg:x="2.323cm" svg:y="1.614cm" svg:width="13.355cm" svg:height="6.368cm"/>
          <chart:axis chart:dimension="x" chart:name="primary-x" chart:style-name="ch4" chartooo:axis-type="auto">
            <chartooo:date-scale/>
            <chart:categories table:cell-range-address="find_best_pattern_codebook.C142:find_best_pattern_codebook.C16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ind_best_pattern_codebook.B142:find_best_pattern_codebook.B168" chart:class="chart:bar"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All elements turn off</text:p>
                <draw:g>
                  <svg:desc>find_best_pattern_codebook.C142:find_best_pattern_codebook.C168</svg:desc>
                </draw:g>
              </table:table-cell>
              <table:table-cell office:value-type="float" office:value="-69.7115466690064">
                <text:p>-69.7115466690064</text:p>
                <draw:g>
                  <svg:desc>find_best_pattern_codebook.B142:find_best_pattern_codebook.B168</svg:desc>
                </draw:g>
              </table:table-cell>
            </table:table-row>
            <table:table-row>
              <table:table-cell office:value-type="string">
                <text:p>All elements turn on</text:p>
              </table:table-cell>
              <table:table-cell office:value-type="float" office:value="-76.2721748733521">
                <text:p>-76.2721748733521</text:p>
              </table:table-cell>
            </table:table-row>
            <table:table-row>
              <table:table-cell office:value-type="string">
                <text:p>Only first element turn on</text:p>
              </table:table-cell>
              <table:table-cell office:value-type="float" office:value="-69.4593413543701">
                <text:p>-69.4593413543701</text:p>
              </table:table-cell>
            </table:table-row>
            <table:table-row>
              <table:table-cell office:value-type="string">
                <text:p>Only last element turn on</text:p>
              </table:table-cell>
              <table:table-cell office:value-type="float" office:value="-69.4634099197388">
                <text:p>-69.4634099197388</text:p>
              </table:table-cell>
            </table:table-row>
            <table:table-row>
              <table:table-cell office:value-type="string">
                <text:p>Left side on</text:p>
              </table:table-cell>
              <table:table-cell office:value-type="float" office:value="-73.6161505889893">
                <text:p>-73.6161505889893</text:p>
              </table:table-cell>
            </table:table-row>
            <table:table-row>
              <table:table-cell office:value-type="string">
                <text:p>Right side on</text:p>
              </table:table-cell>
              <table:table-cell office:value-type="float" office:value="-65.2316641998291">
                <text:p>-65.2316641998291</text:p>
              </table:table-cell>
            </table:table-row>
            <table:table-row>
              <table:table-cell office:value-type="string">
                <text:p>Upper half on</text:p>
              </table:table-cell>
              <table:table-cell office:value-type="float" office:value="-73.6226893997192">
                <text:p>-73.6226893997192</text:p>
              </table:table-cell>
            </table:table-row>
            <table:table-row>
              <table:table-cell office:value-type="string">
                <text:p>Lower half on</text:p>
              </table:table-cell>
              <table:table-cell office:value-type="float" office:value="-78.4202632141113">
                <text:p>-78.4202632141113</text:p>
              </table:table-cell>
            </table:table-row>
            <table:table-row>
              <table:table-cell office:value-type="string">
                <text:p>Vertical strips [1010]</text:p>
              </table:table-cell>
              <table:table-cell office:value-type="float" office:value="-75.4116206741333">
                <text:p>-75.4116206741333</text:p>
              </table:table-cell>
            </table:table-row>
            <table:table-row>
              <table:table-cell office:value-type="string">
                <text:p>Vertical strips [0101]</text:p>
              </table:table-cell>
              <table:table-cell office:value-type="float" office:value="-71.6603092575073">
                <text:p>-71.6603092575073</text:p>
              </table:table-cell>
            </table:table-row>
            <table:table-row>
              <table:table-cell office:value-type="string">
                <text:p>Horizontal strips [1010]</text:p>
              </table:table-cell>
              <table:table-cell office:value-type="float" office:value="-77.6948397445679">
                <text:p>-77.6948397445679</text:p>
              </table:table-cell>
            </table:table-row>
            <table:table-row>
              <table:table-cell office:value-type="string">
                <text:p>Horizontal strips [0101]</text:p>
              </table:table-cell>
              <table:table-cell office:value-type="float" office:value="-77.1427743530274">
                <text:p>-77.1427743530274</text:p>
              </table:table-cell>
            </table:table-row>
            <table:table-row>
              <table:table-cell office:value-type="string">
                <text:p>Chessboard [1010/0101]</text:p>
              </table:table-cell>
              <table:table-cell office:value-type="float" office:value="-81.9469338989258">
                <text:p>-81.9469338989258</text:p>
              </table:table-cell>
            </table:table-row>
            <table:table-row>
              <table:table-cell office:value-type="string">
                <text:p>Chessboard [0101/1010]</text:p>
              </table:table-cell>
              <table:table-cell office:value-type="float" office:value="-82.1100772094727">
                <text:p>-82.1100772094727</text:p>
              </table:table-cell>
            </table:table-row>
            <table:table-row>
              <table:table-cell office:value-type="string">
                <text:p>Thick vertical strips [1100]</text:p>
              </table:table-cell>
              <table:table-cell office:value-type="float" office:value="-77.9785408401489">
                <text:p>-77.9785408401489</text:p>
              </table:table-cell>
            </table:table-row>
            <table:table-row>
              <table:table-cell office:value-type="string">
                <text:p>Thick vertical strips [0011]</text:p>
              </table:table-cell>
              <table:table-cell office:value-type="float" office:value="-71.8795556259155">
                <text:p>-71.8795556259155</text:p>
              </table:table-cell>
            </table:table-row>
            <table:table-row>
              <table:table-cell office:value-type="string">
                <text:p>Thicker vertical strips [11110000]</text:p>
              </table:table-cell>
              <table:table-cell office:value-type="float" office:value="-57.6310893440247">
                <text:p>-57.6310893440247</text:p>
              </table:table-cell>
            </table:table-row>
            <table:table-row>
              <table:table-cell office:value-type="string">
                <text:p>Thicker vertical strips [00001111]</text:p>
              </table:table-cell>
              <table:table-cell office:value-type="float" office:value="-57.9257844734192">
                <text:p>-57.9257844734192</text:p>
              </table:table-cell>
            </table:table-row>
            <table:table-row>
              <table:table-cell office:value-type="string">
                <text:p>Thick horizontal strips [1100]</text:p>
              </table:table-cell>
              <table:table-cell office:value-type="float" office:value="-76.781287689209">
                <text:p>-76.781287689209</text:p>
              </table:table-cell>
            </table:table-row>
            <table:table-row>
              <table:table-cell office:value-type="string">
                <text:p>Thick horizontal strips [0011]</text:p>
              </table:table-cell>
              <table:table-cell office:value-type="float" office:value="-77.2104517745972">
                <text:p>-77.2104517745972</text:p>
              </table:table-cell>
            </table:table-row>
            <table:table-row>
              <table:table-cell office:value-type="string">
                <text:p>Chessboard [11001100/00110011]</text:p>
              </table:table-cell>
              <table:table-cell office:value-type="float" office:value="-77.4452168655396">
                <text:p>-77.4452168655396</text:p>
              </table:table-cell>
            </table:table-row>
            <table:table-row>
              <table:table-cell office:value-type="string">
                <text:p>Chest</text:p>
              </table:table-cell>
              <table:table-cell office:value-type="float" office:value="-78.5445548629761">
                <text:p>-78.5445548629761</text:p>
              </table:table-cell>
            </table:table-row>
            <table:table-row>
              <table:table-cell office:value-type="string">
                <text:p>Dartboard</text:p>
              </table:table-cell>
              <table:table-cell office:value-type="float" office:value="-72.7195422363281">
                <text:p>-72.7195422363281</text:p>
              </table:table-cell>
            </table:table-row>
            <table:table-row>
              <table:table-cell office:value-type="string">
                <text:p>Random 1</text:p>
              </table:table-cell>
              <table:table-cell office:value-type="float" office:value="-66.9147605895996">
                <text:p>-66.9147605895996</text:p>
              </table:table-cell>
            </table:table-row>
            <table:table-row>
              <table:table-cell office:value-type="string">
                <text:p>Random 2</text:p>
              </table:table-cell>
              <table:table-cell office:value-type="float" office:value="-64.3825210189819">
                <text:p>-64.3825210189819</text:p>
              </table:table-cell>
            </table:table-row>
            <table:table-row>
              <table:table-cell office:value-type="string">
                <text:p>Random 3</text:p>
              </table:table-cell>
              <table:table-cell office:value-type="float" office:value="-64.582381477356">
                <text:p>-64.582381477356</text:p>
              </table:table-cell>
            </table:table-row>
            <table:table-row>
              <table:table-cell office:value-type="string">
                <text:p>Random 4</text:p>
              </table:table-cell>
              <table:table-cell office:value-type="float" office:value="-66.6967696762085">
                <text:p>-66.69676967620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